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dosen</text:p>
          </table:table-cell>
          <table:table-cell office:value-type="string" calcext:value-type="string">
            <text:p>mhs</text:p>
          </table:table-cell>
          <table:table-cell office:value-type="string" calcext:value-type="string">
            <text:p>gabung</text:p>
          </table:table-cell>
          <table:table-cell/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13.7612457275391" calcext:value-type="float">
            <text:p>13.7612457275</text:p>
          </table:table-cell>
          <table:table-cell office:value-type="float" office:value="37.4094836711884" calcext:value-type="float">
            <text:p>37.4094836712</text:p>
          </table:table-cell>
          <table:table-cell office:value-type="float" office:value="51.2635869979858" calcext:value-type="float">
            <text:p>51.263586998</text:p>
          </table:table-cell>
          <table:table-cell office:value-type="string" calcext:value-type="string">
            <text:p>time in second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0.510169982910156" calcext:value-type="float">
            <text:p>0.5101699829</text:p>
          </table:table-cell>
          <table:table-cell office:value-type="float" office:value="1.36347198486328" calcext:value-type="float">
            <text:p>1.3634719849</text:p>
          </table:table-cell>
          <table:table-cell office:value-type="float" office:value="2.23450326919556" calcext:value-type="float">
            <text:p>2.2345032692</text:p>
          </table:table-cell>
          <table:table-cell office:value-type="string" calcext:value-type="string">
            <text:p>time in 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15:02.464128713</meta:creation-date>
    <dc:date>2017-12-05T14:21:11.719967314</dc:date>
    <meta:editing-duration>PT6M10S</meta:editing-duration>
    <meta:editing-cycles>3</meta:editing-cycles>
    <meta:generator>LibreOffice/5.1.6.2$Linux_X86_64 LibreOffice_project/10m0$Build-2</meta:generator>
    <meta:document-statistic meta:table-count="1" meta:cell-count="13" meta:object-count="0"/>
  </office:meta>
</office:document-meta>
</file>